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995cm" svg:height="8.996cm" svg:x="2.813cm" svg:y="7.9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.144cm" svg:height="0.962cm" svg:x="9.26cm" svg:y="17.005cm">
          <draw:text-box>
            <text:p>Tempo(s)</text:p>
          </draw:text-box>
        </draw:frame>
        <draw:frame draw:style-name="gr3" draw:text-style-name="P2" draw:layer="layout" svg:width="3cm" svg:height="0.962cm" draw:transform="rotate (1.5707963267949) translate (1.885cm 13.291cm)">
          <draw:text-box>
            <text:p>Usuário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7:43:21.807008558</meta:creation-date>
    <dc:date>2023-11-07T20:07:39.737070911</dc:date>
    <meta:editing-duration>PT2H45M22S</meta:editing-duration>
    <meta:editing-cycles>2</meta:editing-cycles>
    <meta:generator>LibreOffice/7.5.7.1$Linux_X86_64 LibreOffice_project/47eb0cf7efbacdee9b19ae25d6752381ede23126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 draw:opacity="7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10" style:family="chart">
      <style:chart-properties chart:auto-position="true" style:rotation-angle="90"/>
      <style:text-properties fo:font-size="13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7cm" xlink:href="." xlink:type="simple" chart:class="chart:line" chart:style-name="ch1">
        <chart:title svg:x="0cm" svg:y="0cm" chart:style-name="ch2">
          <text:p>Title</text:p>
        </chart:title>
        <chart:subtitle svg:x="0cm" svg:y="0cm" chart:style-name="ch3">
          <text:p>Subtitle</text:p>
        </chart:subtitle>
        <chart:plot-area chart:style-name="ch4" chart:data-source-has-labels="both" svg:x="0.319cm" svg:y="0.179cm" svg:width="15.358cm" svg:height="8.639cm">
          <chart:coordinate-region svg:x="1.205cm" svg:y="0.484cm" svg:width="14.153cm" svg:height="7.475cm"/>
          <chart:axis chart:dimension="x" chart:name="primary-x" chart:style-name="ch5" chartooo:axis-type="text">
            <chart:title svg:x="0cm" svg:y="0cm" chart:style-name="ch6">
              <text:p>Tempo (s)</text:p>
            </chart:title>
            <chart:categories table:cell-range-address="local-table.$A$2:.$A$5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0cm" chart:style-name="ch10">
              <text:p>Usuários</text:p>
            </chart:title>
            <chart:grid chart:style-name="ch7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47eb0cf7efbacdee9b19ae25d6752381ede23126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